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7.1000003814697pt" fo:font-weight="normal" style:font-size-asian="15pt" style:font-weight-asian="normal" style:font-size-complex="17.1000003814697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b84700" fo:font-size="17.1000003814697pt" fo:font-weight="normal" style:font-size-asian="15pt" style:font-weight-asian="normal" style:font-size-complex="17.1000003814697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5pt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7.1000003814697pt" style:font-size-asian="15pt" style:font-size-complex="17.1000003814697pt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文本</text:p>
      <text:p text:style-name="P2"/>
      <text:p text:style-name="P2">一 .string</text:p>
      <text:list xml:id="list2608655891" text:style-name="L1">
        <text:list-item>
          <text:p text:style-name="P5">capwords() 、maketrans('...','...') 通常与s.translate(trans)连用</text:p>
        </text:list-item>
        <text:list-item>
          <text:p text:style-name="P5">d = {}</text:p>
          <text:p text:style-name="P5">t= string.Template（template_text) <text:s text:c="3"/>${var}</text:p>
          <text:p text:style-name="P5">t.substitute(d)</text:p>
        </text:list-item>
      </text:list>
      <text:p text:style-name="P1"><text:tab/>3.高级模板：修改delimiter\idpattern\pattern 修改Template类</text:p>
      <text:p text:style-name="P1"/>
      <text:p text:style-name="P2"/>
      <text:p text:style-name="P2">二. textwrap 格式化文本段落</text:p>
      <text:p text:style-name="P2"><text:tab/>1.去除缩进： textwrap.dedent(s)[.strip()]</text:p>
      <text:p text:style-name="P2"><text:tab/>2.填充、悬挂缩进<text:tab/><text:tab/><text:tab/><text:tab/>textwrap.fill(text,initial_indent,subsequent_indent=' ',width=50)</text:p>
      <text:p text:style-name="P2"/>
      <text:p text:style-name="P4">三.re 正则匹配(博客园）</text:p>
      <text:p text:style-name="P2"><text:tab/></text:p>
      <text:p text:style-name="P6"><text:span text:style-name="T1">四.difflib 比较序列(按需研究）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unnybook </meta:initial-creator>
    <meta:creation-date>2014-04-10T10:13:24</meta:creation-date>
    <dc:date>2014-04-24T21:53:51</dc:date>
    <dc:creator>funnybook </dc:creator>
    <meta:editing-duration>PT45M37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1" meta:paragraph-count="13" meta:word-count="46" meta:character-count="356" meta:non-whitespace-character-count="341"/>
  </office:meta>
</office:document-meta>
</file>